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paragraph-rsid="00088adf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23ee" style:font-size-asian="10pt" style:font-size-complex="10pt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font-weight="normal" officeooo:rsid="000323ee" officeooo:paragraph-rsid="000323ee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fo:font-weight="normal" officeooo:rsid="000323ee" officeooo:paragraph-rsid="000323ee" style:font-size-asian="10pt" style:font-weight-asian="normal" style:font-size-complex="10pt" style:font-weight-complex="normal" style:script-type="latin"/>
    </style:style>
    <style:style style:name="P16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b16c" style:font-size-asian="10pt" style:font-size-complex="10pt" style:script-type="latin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font-weight="normal" officeooo:rsid="000323ee" officeooo:paragraph-rsid="0003b16c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fo:font-weight="normal" officeooo:rsid="000323ee" officeooo:paragraph-rsid="0003b16c" style:font-size-asian="10pt" style:font-weight-asian="normal" style:font-size-complex="10pt" style:font-weight-complex="normal" style:script-type="latin"/>
    </style:style>
    <style:style style:name="P19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642ef" style:font-size-asian="10pt" style:font-size-complex="10pt" style:script-type="latin"/>
    </style:style>
    <style:style style:name="P20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font-weight="normal" officeooo:rsid="000323ee" officeooo:paragraph-rsid="000642e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style:font-name="Liberation Serif" fo:font-size="10pt" fo:language="en" fo:country="US" style:font-size-asian="10pt" style:font-size-complex="10pt" style:script-type="latin"/>
    </style:style>
    <style:style style:name="T3" style:family="text">
      <style:text-properties style:font-name="Liberation Serif" fo:font-size="10pt" fo:language="en" fo:country="US" officeooo:rsid="0008beef" style:font-size-asian="10pt" style:font-size-complex="10pt" style:script-type="latin"/>
    </style:style>
    <style:style style:name="T4" style:family="text">
      <style:text-properties style:font-name="Liberation Serif" fo:font-size="10pt" fo:language="en" fo:country="US" officeooo:rsid="00088adf" style:font-size-asian="10pt" style:font-size-complex="10pt" style:script-type="latin"/>
    </style:style>
    <style:style style:name="T5" style:family="text">
      <style:text-properties officeooo:rsid="0001902d"/>
    </style:style>
    <style:style style:name="T6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9" style:family="text">
      <style:text-properties officeooo:rsid="000484b9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en" fo:country="US" fo:font-style="italic" style:font-style-asian="italic" style:font-style-complex="italic" style:script-type="latin"/>
    </style:style>
    <style:style style:name="T13" style:family="text">
      <style:text-properties fo:language="en" fo:country="US" fo:font-style="italic" officeooo:rsid="0003b16c" style:font-style-asian="italic" style:font-style-complex="italic" style:script-type="latin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b1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642ef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officeooo:rsid="000642ef" style:font-style-asian="italic" style:font-style-complex="italic" style:script-type="latin"/>
    </style:style>
    <style:style style:name="T18" style:family="text">
      <style:text-properties officeooo:rsid="000323ee"/>
    </style:style>
    <style:style style:name="T19" style:family="text">
      <style:text-properties officeooo:rsid="0001902d" style:font-weight-asian="bold" style:font-weight-complex="bold"/>
    </style:style>
    <style:style style:name="T20" style:family="text">
      <style:text-properties fo:font-weight="normal" officeooo:rsid="0001902d"/>
    </style:style>
    <style:style style:name="T21" style:family="text">
      <style:text-properties fo:font-weight="normal"/>
    </style:style>
    <style:style style:name="T22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text:span text:style-name="T2">I build end-to-end web applications, from responsive UIs to scalable APIs, databases, and automation. Beyond web development, I have a strong interest in game development, graphics programming </text:span><text:span text:style-name="T3">and </text:span><text:span text:style-name="T2">engine development. My primary </text:span><text:span text:style-name="T4">programming</text:span><text:span text:style-name="T2"> languages are TypeScript, Rust and Python, and I've also worked with C / C++, C#, Java, and Dart. I enjoy building complete products with clean, maintainable code, working across front-end and back-end: UI implementation, API design, auth, and databases. </text:span>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5">( 2+ Years )</text:span></text:p>
      <text:list text:style-name="L1">
        <text:list-item>
          <text:p text:style-name="P5">Developed and customized business logic for Odoo 16 modules (Inventory, <text:span text:style-name="T5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5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6">Created automated reporting systems for internal business intelligence.</text:p>
        </text:list-item>
      </text:list>
      <text:p text:style-name="P7"><text:span text:style-name="T5">OXSIS</text:span>, SRL – <text:span text:style-name="T5">Santo Domingo Este</text:span>, Dominican Republic</text:p>
      <text:p text:style-name="P8"><text:span text:style-name="T6">IT Support Specialist</text:span><text:span text:style-name="T7"> | </text:span><text:span text:style-name="T6">Part-time</text:span><text:span text:style-name="T7"> / </text:span><text:span text:style-name="T6">Hybrid</text:span><text:span text:style-name="T7"> | </text:span><text:span text:style-name="T6">Sep 2020</text:span><text:span text:style-name="T7"> – </text:span><text:span text:style-name="T6">Aug</text:span><text:span text:style-name="T8"> 202</text:span><text:span text:style-name="T6">5</text:span><text:span text:style-name="T8"> </text:span><text:span text:style-name="T6">( 5 Years )</text:span></text:p>
      <text:p text:style-name="P9"/>
      <text:list text:style-name="L3">
        <text:list-item>
          <text:p text:style-name="P10">I provided technical support and system maintenance in a logistics and customs services environment.</text:p>
        </text:list-item>
        <text:list-item>
          <text:p text:style-name="P10"><text:span text:style-name="T9">I </text:span>assisted with internal systems, data management, and process automation.</text:p>
        </text:list-item>
      </text:list>
      <text:p text:style-name="P11"/>
      <text:p text:style-name="P12">PROJECTS --------------------------------------------------------------------------------------------------------------------------------</text:p>
      <text:p text:style-name="P12"/>
      <text:h text:style-name="P13" text:outline-level="4"><text:span text:style-name="T10">MiniFT - </text:span><text:span text:style-name="T11">Minimalist finance tracker app focused on helping you with your personal finances.</text:span></text:h>
      <text:h text:style-name="P14" text:outline-level="4"><text:span text:style-name="T12">Made with Python, Django, Tailwind CSS, PostgreSQL and Docker | </text:span><text:a xlink:type="simple" xlink:href="https://github.com/AddisonReyes/MiniFT" text:style-name="Internet_20_link" text:visited-style-name="Visited_20_Internet_20_Link"><text:span text:style-name="T12">Code</text:span></text:a><text:span text:style-name="T12"> | </text:span><text:a xlink:type="simple" xlink:href="https://minift.up.railway.app/" text:style-name="Internet_20_link" text:visited-style-name="Visited_20_Internet_20_Link"><text:span text:style-name="T13">Demo</text:span></text:a></text:h>
      <text:p text:style-name="P15"/>
      <text:h text:style-name="P16" text:outline-level="4"><text:span text:style-name="T14">L</text:span><text:span text:style-name="T10">i</text:span><text:span text:style-name="T14">brary API</text:span><text:span text:style-name="T10"> - </text:span><text:span text:style-name="T15">A RESTful API built for managing a library system with books, authors, and loan operations.</text:span></text:h>
      <text:h text:style-name="P17" text:outline-level="4"><text:span text:style-name="T12">Made with </text:span><text:span text:style-name="T13">TypeScript</text:span><text:span text:style-name="T12">, </text:span><text:span text:style-name="T13">Node.js</text:span><text:span text:style-name="T12">, </text:span><text:span text:style-name="T13">Express</text:span><text:span text:style-name="T12">, </text:span><text:span text:style-name="T13">MongoDB</text:span><text:span text:style-name="T12"> and Docker | </text:span><text:a xlink:type="simple" xlink:href="https://github.com/AddisonReyes/library-api" text:style-name="Internet_20_link" text:visited-style-name="Visited_20_Internet_20_Link"><text:span text:style-name="T13">Code</text:span></text:a><text:span text:style-name="T12"> </text:span></text:h>
      <text:p text:style-name="P18"/>
      <text:h text:style-name="P19" text:outline-level="4"><text:span text:style-name="T16">Fix RD</text:span><text:span text:style-name="T10"> - </text:span><text:span text:style-name="T15">A web application designed to connect users who need technical services (plumbers, electricians, painters, refrigerator technicians, etc.) with certified professionals who offer those services in their area.</text:span></text:h>
      <text:h text:style-name="P20" text:outline-level="4"><text:span text:style-name="T12">Made with </text:span><text:span text:style-name="T13">TypeScript</text:span><text:span text:style-name="T12">, </text:span><text:span text:style-name="T17">React,</text:span><text:span text:style-name="T12"> </text:span><text:span text:style-name="T13">Node.js</text:span><text:span text:style-name="T12">, </text:span><text:span text:style-name="T13">Express</text:span><text:span text:style-name="T12">, </text:span><text:span text:style-name="T13">MongoDB</text:span><text:span text:style-name="T12"> and Docker | </text:span><text:a xlink:type="simple" xlink:href="https://github.com/AddisonReyes/FixRD-Bootcamp-Final-Project" text:style-name="Internet_20_link" text:visited-style-name="Visited_20_Internet_20_Link"><text:span text:style-name="T13">Code</text:span><text:span text:style-name="T12"> </text:span></text:a></text:h>
      <text:p text:style-name="P21"/>
      <text:p text:style-name="P21"><text:span text:style-name="T18">E</text:span>DUCATION -----------------------------------------------------------------------------------------------------------------------------</text:p>
      <text:p text:style-name="P22"/>
      <text:p text:style-name="P23"><text:span text:style-name="T19">UNICARIBE</text:span><text:span text:style-name="T20"> | Engineer's degree, Software Engineering | A</text:span><text:span text:style-name="T21">pr 2025 – Present</text:span></text:p>
      <text:p text:style-name="P23"><text:span text:style-name="T19">ITLA</text:span><text:span text:style-name="T20"> | Associate's degree, Artificial Intelligence | A</text:span><text:span text:style-name="T21">ug 2021 – Dec 2023</text:span></text:p>
      <text:p text:style-name="P11"/>
      <text:p text:style-name="P24"><text:span text:style-name="T22">LANGUAGES </text:span>----------------------------------------------------------------------------------------------------------------------------</text:p>
      <text:p text:style-name="P24"/>
      <text:p text:style-name="P25">Spanish –<text:span text:style-name="T21"> Native, </text:span>English –<text:span text:style-name="T21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4-14T22:31:44.204121825</dc:date>
    <meta:editing-duration>PT58M44S</meta:editing-duration>
    <meta:editing-cycles>10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2" meta:word-count="416" meta:character-count="3252" meta:non-whitespace-character-count="2868"/>
  </office:meta>
</office:document-meta>
</file>